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WhenRuleStrictnessIsUpdated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WhenRuleStrictnessIsUpdatedTest.strictness_per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ctnessWhenRuleStrictnessIsUpdatedTest.strictness_per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